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C0000018C000000FA45E4E980.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TexMathsArgs="11§display§\rm Re"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1cm" svg:stroke-color="#004586" draw:marker-start-width="0.276cm" draw:marker-end-width="0.276cm" draw:fill="solid" draw:fill-color="#ffffff" draw:textarea-horizontal-align="center" draw:textarea-vertical-align="middle" draw:auto-grow-height="false" fo:min-height="0.749cm" fo:min-width="0.499cm" fo:padding-top="0.15cm" fo:padding-bottom="0.15cm" fo:padding-left="0.275cm" fo:padding-right="0.275cm" draw:shadow="hidden"/>
    </style:style>
    <style:style style:name="gr3" style:family="graphic" style:parent-style-name="standard">
      <style:graphic-properties svg:stroke-width="0.051cm" svg:stroke-color="#004586" draw:marker-start-width="0.276cm" draw:marker-end-width="0.276cm" draw:fill="none" draw:fill-color="#ffffff" draw:textarea-horizontal-align="center" draw:textarea-vertical-align="middle" draw:auto-grow-height="false" fo:min-height="0.749cm" fo:min-width="0.499cm" fo:padding-top="0.15cm" fo:padding-bottom="0.15cm" fo:padding-left="0.275cm" fo:padding-right="0.275cm" draw:shadow="hidden"/>
    </style:style>
    <style:style style:name="gr4" style:family="graphic" style:parent-style-name="standard">
      <style:graphic-properties draw:stroke="solid" draw:stroke-dash="Fine_20_Dashed" svg:stroke-width="0.025cm" svg:stroke-color="#808080" draw:marker-start-width="0.237cm" draw:marker-end-width="0.237cm" draw:fill="none" draw:textarea-vertical-align="middle" draw:auto-grow-height="false" fo:min-height="0.749cm" fo:min-width="0.499cm" fo:padding-top="0.137cm" fo:padding-bottom="0.137cm" fo:padding-left="0.262cm" fo:padding-right="0.262cm"/>
    </style:style>
    <style:style style:name="gr5" style:family="graphic" style:parent-style-name="standard">
      <style:graphic-properties draw:stroke="none" svg:stroke-width="0.035cm" draw:stroke-linejoin="miter" draw:fill="solid" draw:fill-color="#ffffff"/>
    </style:style>
    <style:style style:name="gr6" style:family="graphic" style:parent-style-name="standard">
      <style:graphic-properties draw:stroke="none" svg:stroke-width="0.035cm" draw:stroke-linejoin="miter" draw:fill="solid" draw:fill-color="#000000"/>
    </style:style>
    <style:style style:name="gr7" style:family="graphic" style:parent-style-name="objectwithoutfill">
      <style:graphic-properties svg:stroke-width="0.051cm" svg:stroke-color="#004586" draw:marker-start="Arrow" draw:marker-start-width="0.229cm" draw:marker-end="" draw:marker-end-width="0.217cm" draw:fill="none" draw:textarea-vertical-align="middle" fo:padding-top="0.15cm" fo:padding-bottom="0.15cm" fo:padding-left="0.275cm" fo:padding-right="0.275cm"/>
    </style:style>
    <style:style style:name="gr8" style:family="graphic" style:parent-style-name="objectwithoutfill">
      <style:graphic-properties svg:stroke-width="0.051cm" svg:stroke-color="#004586" draw:marker-start-width="0.268cm" draw:marker-end="Arrow" draw:marker-end-width="0.217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025cm" svg:stroke-color="#000000" draw:marker-start-width="0.237cm" draw:marker-end-width="0.237cm" draw:fill="solid" draw:fill-color="#ffffff" draw:fill-hatch-solid="false" draw:textarea-vertical-align="middle" fo:padding-top="0.137cm" fo:padding-bottom="0.137cm" fo:padding-left="0.262cm" fo:padding-right="0.262cm"/>
    </style:style>
    <style:style style:name="gr10" style:family="graphic" style:parent-style-name="objectwithoutfill">
      <style:graphic-properties draw:stroke="dash" draw:stroke-dash="Ultrafine_20_Dashed" svg:stroke-width="0.076cm" svg:stroke-color="#808080" draw:marker-start-width="0.101cm" draw:marker-end="Arrow" draw:marker-end-width="0.228cm" draw:fill="none" draw:textarea-vertical-align="middle" fo:padding-top="0.162cm" fo:padding-bottom="0.162cm" fo:padding-left="0.287cm" fo:padding-right="0.287cm" draw:shadow-offset-x="0.203cm" draw:shadow-offset-y="0.203cm"/>
    </style:style>
    <style:style style:name="gr11" style:family="graphic" style:parent-style-name="objectwithoutfill">
      <style:graphic-properties draw:stroke="solid" draw:stroke-dash="Ultrafine_20_Dashed" svg:stroke-width="0.102cm" svg:stroke-color="#000000" draw:marker-start-width="0.14cm" draw:marker-end="Arrow" draw:marker-end-width="0.267cm" draw:fill="none" draw:textarea-vertical-align="middle" fo:padding-top="0.175cm" fo:padding-bottom="0.175cm" fo:padding-left="0.3cm" fo:padding-right="0.3cm" draw:shadow-offset-x="0.203cm" draw:shadow-offset-y="0.203cm"/>
    </style:style>
    <style:style style:name="gr12"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435cm" svg:height="0.274cm" svg:x="6.266cm" svg:y="3.115cm">
          <draw:image xlink:href="Pictures/2000000C0000018C000000FA45E4E980.svm" xlink:type="simple" xlink:show="embed" xlink:actuate="onLoad">
            <text:p text:style-name="P1"><text:s/></text:p>
          </draw:image>
        </draw:frame>
        <draw:g>
          <draw:path draw:style-name="gr2" draw:text-style-name="P1" draw:layer="layout" svg:width="5.885cm" svg:height="5.885cm" svg:x="-2.424cm" svg:y="0.56cm" svg:viewBox="0 0 5886 5886" svg:d="M2944 0c50 1 99 3 149 4 50 4 99 7 149 11 49 6 99 13 148 19 49 9 98 18 147 27 49 11 97 22 146 33 48 14 95 28 143 42 47 16 94 32 141 48 46 19 93 37 139 56 45 21 91 41 136 62 44 23 88 46 132 69 43 25 85 51 128 76 42 27 83 55 125 82 40 30 80 59 120 89 39 31 77 63 116 94 37 34 73 67 110 101 35 35 71 70 106 105 33 37 67 74 100 111 31 39 63 77 94 116 29 40 59 81 88 121 27 41 55 83 82 124 25 43 51 86 76 129 23 44 46 89 69 133 21 45 41 90 62 135 18 46 37 93 55 139 16 47 32 95 48 142 14 48 27 95 41 143 11 49 22 97 33 146 9 49 17 98 26 147 6 49 13 99 19 148 4 50 7 99 11 149 1 50 2 99 3 149-981-2-1962-5-2943-7 0-981 1-1962 1-2943zM5886 0zM0 5886z">
            <text:p/>
          </draw:path>
          <draw:path draw:style-name="gr3" draw:text-style-name="P1" draw:layer="layout" svg:width="5.885cm" svg:height="5.885cm" svg:x="-2.424cm" svg:y="0.56cm" svg:viewBox="0 0 5886 5886" svg:d="M2944 0c50 1 99 3 149 4 50 4 99 7 149 11 49 6 99 13 148 19 49 9 98 18 147 27 49 11 97 22 146 33 48 14 95 28 143 42 47 16 94 32 141 48 46 19 93 37 139 56 45 21 91 41 136 62 44 23 88 46 132 69 43 25 85 51 128 76 42 27 83 55 125 82 40 30 80 59 120 89 39 31 77 63 116 94 37 34 73 67 110 101 35 35 71 70 106 105 33 37 67 74 100 111 31 39 63 77 94 116 29 40 59 81 88 121 27 41 55 83 82 124 25 43 51 86 76 129 23 44 46 89 69 133 21 45 41 90 62 135 18 46 37 93 55 139 16 47 32 95 48 142 14 48 27 95 41 143 11 49 22 97 33 146 9 49 17 98 26 147 6 49 13 99 19 148 4 50 7 99 11 149 1 50 2 99 3 149-981-2-1962-5-2943-7 0-981 1-1962 1-2943zM5886 0zM0 5886z">
            <text:p/>
          </draw:path>
        </draw:g>
        <draw:custom-shape draw:style-name="gr4" draw:text-style-name="P1" draw:layer="layout" svg:width="0.127cm" svg:height="2.923cm" draw:transform="rotate (-1.5707963267949) translate (3.441cm 3.6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svg:title>TexMaths</svg:title>
          <svg:desc>14§display§C§svg§600§FALSE</svg:desc>
          <draw:polygon draw:style-name="gr5" draw:layer="layout" svg:width="0.387cm" svg:height="0.337cm" svg:x="1.782cm" svg:y="3.811cm" svg:viewBox="0 0 388 338" draw:points="195,338 0,338 0,0 388,0 388,338">
            <text:p/>
          </draw:polygon>
          <draw:path draw:style-name="gr6" draw:layer="layout" svg:width="0.351cm" svg:height="0.359cm" svg:x="1.807cm" svg:y="3.8cm" svg:viewBox="0 0 352 360" svg:d="M352 6c0-3-2-6-6-6-1 0-3 0-8 6l-34 37c-6-7-28-43-83-43-110 0-221 109-221 224 0 81 59 136 134 136 42 0 80-21 107-43 46-41 55-86 55-87 0-4-6-4-7-4-3 0-5 0-6 4-4 14-15 49-50 78-34 28-65 37-92 37-43 0-96-27-96-104 0-28 11-108 60-165 29-35 77-61 121-61 50 0 79 38 79 96 0 19-1 21-1 25 0 5 6 5 7 5 7 0 7-1 8-9z">
            <text:p/>
          </draw:path>
        </draw:g>
        <draw:line draw:style-name="gr7" draw:text-style-name="P1" draw:layer="layout" svg:x1="0.518cm" svg:y1="-0.012cm" svg:x2="0.518cm" svg:y2="3.508cm">
          <text:p/>
        </draw:line>
        <draw:line draw:style-name="gr8" draw:text-style-name="P1" draw:layer="layout" svg:x1="0.502cm" svg:y1="3.51cm" svg:x2="4.226cm" svg:y2="3.51cm">
          <text:p/>
        </draw:line>
        <draw:circle draw:style-name="gr9" draw:text-style-name="P1" draw:layer="layout" svg:width="2.337cm" svg:height="2.337cm" svg:x="-0.626cm" svg:y="2.292cm" draw:kind="section" draw:start-angle="359.69" draw:end-angle="62.6">
          <text:p/>
        </draw:circle>
        <draw:line draw:style-name="gr10" draw:text-style-name="P1" draw:layer="layout" svg:x1="0.567cm" svg:y1="3.434cm" svg:x2="1.605cm" svg:y2="2.219cm">
          <text:p/>
        </draw:line>
        <draw:line draw:style-name="gr10" draw:text-style-name="P1" draw:layer="layout" svg:x1="0.567cm" svg:y1="3.434cm" svg:x2="2.521cm" svg:y2="2.762cm">
          <text:p/>
        </draw:line>
        <draw:g>
          <svg:title>TexMaths</svg:title>
          <svg:desc>16§display§\theta§svg§600§FALSE</svg:desc>
          <draw:polygon draw:style-name="gr5" draw:layer="layout" svg:width="0.279cm" svg:height="0.389cm" svg:x="1.706cm" svg:y="2.457cm" svg:viewBox="0 0 280 390" draw:points="139,390 0,390 0,0 280,0 280,390">
            <text:p/>
          </draw:polygon>
          <draw:path draw:style-name="gr6" draw:layer="layout" svg:width="0.231cm" svg:height="0.402cm" svg:x="1.73cm" svg:y="2.451cm" svg:viewBox="0 0 232 403" svg:d="M232 115c0-37-10-115-67-115-79 0-165 158-165 288 0 53 16 115 67 115 80 0 165-162 165-288zM59 192c10-35 21-80 43-120 16-29 37-59 63-59 27 0 30 35 30 67 0 27-5 56-17 112zM173 209c-7 28-19 74-40 116-19 38-42 65-66 65-17 0-30-16-30-69 0-24 3-56 17-112z">
            <text:p/>
          </draw:path>
        </draw:g>
        <draw:line draw:style-name="gr10" draw:text-style-name="P1" draw:layer="layout" svg:x1="0.567cm" svg:y1="3.435cm" svg:x2="1.378cm" svg:y2="2.889cm">
          <text:p/>
        </draw:line>
        <draw:line draw:style-name="gr11" draw:text-style-name="P1" draw:layer="layout" svg:x1="0.503cm" svg:y1="3.487cm" svg:x2="2.316cm" svg:y2="3.491cm">
          <text:p/>
        </draw:line>
        <draw:g>
          <svg:title>TexMaths</svg:title>
          <svg:desc>16§display§d_1§svg§600§FALSE</svg:desc>
          <draw:polygon draw:style-name="gr5" draw:layer="layout" svg:width="0.516cm" svg:height="0.474cm" svg:x="2.238cm" svg:y="2.963cm" svg:viewBox="0 0 517 475" draw:points="259,475 0,475 0,0 517,0 517,475">
            <text:p/>
          </draw:polygon>
          <draw:path draw:style-name="gr6" draw:layer="layout" svg:width="0.266cm" svg:height="0.396cm" svg:x="2.26cm" svg:y="2.963cm" svg:viewBox="0 0 267 397" svg:d="M267 6c0 0 0-6-6-6-10 0-63 5-72 6-5 0-8 4-8 12 0 6 5 6 14 6 26 0 27 3 27 10l-1 11-34 133c-9-21-25-36-51-36-66 0-136 82-136 165 0 53 30 90 75 90 11 0 39-4 72-44 5 24 26 44 51 44 21 0 34-13 42-32 10-20 18-55 18-55 0-6-5-6-7-6-6 0-6 3-8 9-9 37-19 71-43 71-14 0-16-15-16-26 0-14 0-17 3-27zM150 323c-3 10-3 11-11 21-24 30-48 40-64 40-27 0-35-31-35-53 0-29 18-97 30-123 18-34 44-54 66-54 37 0 45 46 45 49s-2 7-2 10z">
            <text:p/>
          </draw:path>
          <draw:path draw:style-name="gr6" draw:layer="layout" svg:width="0.143cm" svg:height="0.26cm" svg:x="2.574cm" svg:y="3.176cm" svg:viewBox="0 0 144 261" svg:d="M90 11c0-11-2-11-13-11-26 24-61 26-77 26v14c10 0 35 0 58-11v200c0 12 0 19-40 19h-15v13c7 0 55-2 71-2 11 0 60 2 70 2v-13h-16c-38 0-38-7-38-19z">
            <text:p/>
          </draw:path>
        </draw:g>
        <draw:line draw:style-name="gr11" draw:text-style-name="P1" draw:layer="layout" svg:x1="0.535cm" svg:y1="3.47cm" svg:x2="1.332cm" svg:y2="1.818cm">
          <text:p/>
        </draw:line>
        <draw:frame draw:style-name="gr12" draw:text-style-name="P2" draw:layer="layout" svg:width="4.445cm" svg:height="0.885cm" svg:x="2.169cm" svg:y="3.539cm">
          <draw:text-box>
            <text:p><text:span text:style-name="T1">Active Power</text:span></text:p>
          </draw:text-box>
        </draw:frame>
        <draw:frame draw:style-name="gr12" draw:text-style-name="P2" draw:layer="layout" svg:width="3.717cm" svg:height="0.885cm" draw:transform="rotate (1.5707963267949) translate (-0.179cm 3.017cm)">
          <draw:text-box>
            <text:p><text:span text:style-name="T1">Reactive Pow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699cm" fo:page-height="4.19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7T02:34:24</meta:creation-date>
    <dc:date>2014-10-28T17:40:37.720896026</dc:date>
    <meta:editing-duration>PT5H44M14S</meta:editing-duration>
    <meta:editing-cycles>71</meta:editing-cycles>
    <meta:generator>LibreOffice/4.2.6.3$Linux_X86_64 LibreOffice_project/420m0$Build-3</meta:generator>
    <meta:document-statistic meta:object-count="25"/>
  </office:meta>
</office:document-meta>
</file>